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C000000012EFB9EC5A.png"/>
  <manifest:file-entry manifest:media-type="image/png" manifest:full-path="Pictures/10000201000003C00000001EF6BD52F6.png"/>
  <manifest:file-entry manifest:media-type="image/png" manifest:full-path="Pictures/10000000000003C000000012181DA534.png"/>
  <manifest:file-entry manifest:media-type="image/png" manifest:full-path="Pictures/10000000000000200000002000309F1C.png"/>
  <manifest:file-entry manifest:media-type="image/png" manifest:full-path="Pictures/1000020100000400000003001070961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svg:stroke-color="#206970" draw:fill="none" draw:textarea-vertical-align="top"/>
    </style:style>
    <style:style style:name="gr2" style:family="graphic" style:parent-style-name="standard">
      <style:graphic-properties draw:stroke="none" svg:stroke-width="0.035cm" svg:stroke-color="#000000" draw:fill="none" style:mirror="none"/>
    </style:style>
    <style:style style:name="gr3" style:family="graphic" style:parent-style-name="standard">
      <style:graphic-properties draw:fill="none" draw:textarea-vertical-align="to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none" draw:textarea-vertical-align="top" fo:min-height="10.931cm"/>
    </style:style>
    <style:style style:name="pr1" style:family="presentation" style:parent-style-name="Standard-notes">
      <style:graphic-properties draw:fill-color="#ffffff" fo:min-height="13.114cm"/>
    </style:style>
    <style:style style:name="pr2" style:family="presentation" style:parent-style-name="Standard-notes">
      <style:graphic-properties draw:fill-color="#ffffff" fo:min-height="13.365cm"/>
    </style:style>
    <style:style style:name="P1" style:family="paragraph">
      <style:paragraph-properties fo:margin-left="0cm" fo:margin-right="0cm" fo:text-indent="0cm" style:writing-mode="lr-tb"/>
    </style:style>
    <style:style style:name="P2" style:family="paragraph">
      <style:paragraph-properties fo:margin-left="0cm" fo:margin-right="0cm" fo:text-align="center" fo:text-indent="0cm" style:writing-mode="lr-tb"/>
    </style:style>
    <style:style style:name="P3" style:family="paragraph">
      <style:paragraph-properties fo:margin-left="0cm" fo:margin-right="0cm" text:enable-numbering="true" fo:text-indent="0cm" style:writing-mode="lr-tb"/>
      <style:text-properties fo:font-size="24pt"/>
    </style:style>
    <style:style style:name="P4" style:family="paragraph">
      <style:paragraph-properties fo:margin-left="0cm" fo:margin-right="0cm" fo:line-height="150%" text:enable-numbering="true" fo:text-indent="0cm" style:writing-mode="lr-tb"/>
      <style:text-properties fo:font-size="24pt"/>
    </style:style>
    <style:style style:name="P5" style:family="paragraph">
      <style:paragraph-properties fo:margin-left="0cm" fo:margin-right="0cm" fo:line-height="150%" text:enable-numbering="true" fo:text-indent="0cm" style:writing-mode="lr-tb"/>
    </style:style>
    <style:style style:name="P6" style:family="paragraph">
      <style:paragraph-properties fo:margin-left="0cm" fo:margin-right="0cm" fo:line-height="150%" text:enable-numbering="false" fo:text-indent="0cm" style:writing-mode="lr-tb"/>
    </style:style>
    <style:style style:name="P7" style:family="paragraph">
      <style:paragraph-properties fo:margin-left="0cm" fo:margin-right="0cm" fo:text-indent="0cm" style:writing-mode="lr-tb"/>
      <style:text-properties fo:font-size="18pt"/>
    </style:style>
    <style:style style:name="P8" style:family="paragraph">
      <style:paragraph-properties fo:margin-left="0cm" fo:margin-right="0cm" fo:line-height="150%" text:enable-numbering="true" fo:text-indent="0cm" style:writing-mode="lr-tb"/>
      <style:text-properties fo:font-size="18pt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line-height="150%" text:enable-numbering="true"/>
    </style:style>
    <style:style style:name="P11" style:family="paragraph">
      <style:paragraph-properties fo:line-height="150%" text:enable-numbering="false"/>
    </style:style>
    <style:style style:name="T1" style:family="text">
      <style:text-properties fo:font-size="9pt" fo:font-weight="normal"/>
    </style:style>
    <style:style style:name="T2" style:family="text">
      <style:text-properties fo:font-size="28pt"/>
    </style:style>
    <style:style style:name="T3" style:family="text">
      <style:text-properties fo:font-size="22pt"/>
    </style:style>
    <style:style style:name="T4" style:family="text">
      <style:text-properties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Standard">
        <office:forms form:automatic-focus="false" form:apply-design-mode="false"/>
        <draw:frame draw:name="Title" draw:style-name="gr1" draw:layer="layout" svg:width="14.84cm" svg:height="1.315cm" svg:x="2.9cm" svg:y="0.47cm">
          <draw:text-box>
            <text:p text:style-name="P1"><text:span text:style-name="T1"/></text:p>
            <text:p text:style-name="P1"/>
          </draw:text-box>
        </draw:frame>
        <draw:frame draw:name="Top Box" draw:style-name="gr2" draw:layer="layout" svg:width="22.578cm" svg:height="0.423cm" svg:x="0.702cm" svg:y="3.081cm">
          <draw:image xlink:href="Pictures/10000000000003C000000012181DA534.png" xlink:type="simple" xlink:show="embed" xlink:actuate="onLoad">
            <text:p/>
          </draw:image>
        </draw:frame>
        <draw:frame draw:name="Middle Box" draw:style-name="gr2" draw:layer="layout" svg:width="22.578cm" svg:height="11.179cm" svg:x="0.709cm" svg:y="3.512cm">
          <draw:image xlink:href="Pictures/10000201000003C00000001EF6BD52F6.png" xlink:type="simple" xlink:show="embed" xlink:actuate="onLoad">
            <text:p/>
          </draw:image>
        </draw:frame>
        <draw:frame draw:name="Bottom Box" draw:style-name="gr2" draw:layer="layout" svg:width="22.578cm" svg:height="0.423cm" svg:x="0.702cm" svg:y="14.676cm">
          <draw:image xlink:href="Pictures/10000000000003C000000012EFB9EC5A.png" xlink:type="simple" xlink:show="embed" xlink:actuate="onLoad">
            <text:p/>
          </draw:image>
        </draw:frame>
        <draw:frame draw:name="Main Text" draw:style-name="gr3" draw:layer="layout" svg:width="22.021cm" svg:height="2.564cm" svg:x="0.85cm" svg:y="3.319cm">
          <draw:text-box>
            <text:p text:style-name="P2"><text:span text:style-name="T2">The Design and Implementation of KJSEmbed</text:span></text:p>
            <text:p text:style-name="P1"><text:span text:style-name="T1"/></text:p>
            <text:p text:style-name="P2"><text:span text:style-name="T3">Richard Moore, rich@kde.org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name="Title" draw:style-name="gr1" draw:layer="layout" svg:width="14.84cm" svg:height="1.675cm" svg:x="2.9cm" svg:y="0.47cm">
          <draw:text-box>
            <text:p text:style-name="P1">Introduction</text:p>
            <text:p text:style-name="P1"/>
          </draw:text-box>
        </draw:frame>
        <draw:frame draw:name="Top Box" draw:style-name="gr2" draw:layer="layout" svg:width="22.578cm" svg:height="0.423cm" svg:x="0.702cm" svg:y="3.081cm">
          <draw:image xlink:href="Pictures/10000000000003C000000012181DA534.png" xlink:type="simple" xlink:show="embed" xlink:actuate="onLoad">
            <text:p/>
          </draw:image>
        </draw:frame>
        <draw:frame draw:name="Middle Box" draw:style-name="gr2" draw:layer="layout" svg:width="22.578cm" svg:height="11.179cm" svg:x="0.709cm" svg:y="3.512cm">
          <draw:image xlink:href="Pictures/10000201000003C00000001EF6BD52F6.png" xlink:type="simple" xlink:show="embed" xlink:actuate="onLoad">
            <text:p/>
          </draw:image>
        </draw:frame>
        <draw:frame draw:name="Bottom Box" draw:style-name="gr2" draw:layer="layout" svg:width="22.578cm" svg:height="0.423cm" svg:x="0.702cm" svg:y="14.676cm">
          <draw:image xlink:href="Pictures/10000000000003C000000012EFB9EC5A.png" xlink:type="simple" xlink:show="embed" xlink:actuate="onLoad">
            <text:p/>
          </draw:image>
        </draw:frame>
        <draw:frame draw:name="Main Text" draw:style-name="gr5" draw:text-style-name="P3" draw:layer="layout" svg:width="22.021cm" svg:height="11.181cm" svg:x="0.85cm" svg:y="3.319cm">
          <draw:text-box>
            <text:list text:style-name="L1">
              <text:list-item>
                <text:p text:style-name="P3"><text:span text:style-name="T4"><text:s/></text:span><text:span text:style-name="T4">KJSEmbed is a light-weight wrapper around KJS</text:span></text:p>
              </text:list-item>
            </text:list>
            <text:list text:style-name="L1">
              <text:list-item>
                <text:p text:style-name="P4"><text:span text:style-name="T4"><text:s/></text:span><text:span text:style-name="T4">Available for KDE 3 for a long time</text:span></text:p>
              </text:list-item>
            </text:list>
            <text:list text:style-name="L1">
              <text:list-item>
                <text:p text:style-name="P4"><text:span text:style-name="T4"><text:s/></text:span><text:span text:style-name="T4">Some parts are moving into kdelibs for KDE 4</text:span></text:p>
              </text:list-item>
            </text:list>
            <text:list text:style-name="L1">
              <text:list-item>
                <text:p text:style-name="P4"><text:span text:style-name="T4"><text:s/></text:span><text:span text:style-name="T4">Allows applications to easily embed KJS</text:span></text:p>
              </text:list-item>
            </text:list>
            <text:list text:style-name="L1">
              <text:list-item>
                <text:p text:style-name="P4"><text:span text:style-name="T4"><text:s/></text:span><text:span text:style-name="T4">Allows creation of simple applications</text:span></text:p>
              </text:list-item>
            </text:list>
            <text:list text:style-name="L1">
              <text:list-item>
                <text:p text:style-name="P4"><text:span text:style-name="T4"><text:s/></text:span><text:span text:style-name="T4">Not a full binding to the KDE APIs</text:span></text:p>
              </text:list-item>
            </text:list>
            <text:list text:style-name="L1">
              <text:list-item>
                <text:p text:style-name="P4"><text:span text:style-name="T4"><text:s/></text:span><text:span text:style-name="T4">Aim is to be simple and lightweight rather than complete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name="Title" draw:style-name="gr1" draw:layer="layout" svg:width="14.84cm" svg:height="1.675cm" svg:x="2.9cm" svg:y="0.47cm">
          <draw:text-box>
            <text:p text:style-name="P1">A Brief History of Bindings</text:p>
            <text:p text:style-name="P1"/>
          </draw:text-box>
        </draw:frame>
        <draw:frame draw:name="Top Box" draw:style-name="gr2" draw:layer="layout" svg:width="22.578cm" svg:height="0.423cm" svg:x="0.702cm" svg:y="3.081cm">
          <draw:image xlink:href="Pictures/10000000000003C000000012181DA534.png" xlink:type="simple" xlink:show="embed" xlink:actuate="onLoad">
            <text:p/>
          </draw:image>
        </draw:frame>
        <draw:frame draw:name="Middle Box" draw:style-name="gr2" draw:layer="layout" svg:width="22.578cm" svg:height="11.179cm" svg:x="0.709cm" svg:y="3.512cm">
          <draw:image xlink:href="Pictures/10000201000003C00000001EF6BD52F6.png" xlink:type="simple" xlink:show="embed" xlink:actuate="onLoad">
            <text:p/>
          </draw:image>
        </draw:frame>
        <draw:frame draw:name="Bottom Box" draw:style-name="gr2" draw:layer="layout" svg:width="22.578cm" svg:height="0.423cm" svg:x="0.702cm" svg:y="14.676cm">
          <draw:image xlink:href="Pictures/10000000000003C000000012EFB9EC5A.png" xlink:type="simple" xlink:show="embed" xlink:actuate="onLoad">
            <text:p/>
          </draw:image>
        </draw:frame>
        <draw:frame draw:name="Main Text" draw:style-name="gr3" draw:layer="layout" svg:width="22.021cm" svg:height="6.303cm" svg:x="0.85cm" svg:y="3.319cm">
          <draw:text-box>
            <text:list text:style-name="L1">
              <text:list-item>
                <text:p text:style-name="P5"><text:s/>Early binding systems were manual (XSUB for perl)</text:p>
              </text:list-item>
            </text:list>
            <text:list text:style-name="L1">
              <text:list-item>
                <text:p text:style-name="P5"><text:s/>Tools like SWIG were created that automated this</text:p>
              </text:list-item>
            </text:list>
            <text:list text:style-name="L1">
              <text:list-item>
                <text:p text:style-name="P5"><text:s/>These tools were good at binding C</text:p>
              </text:list-item>
            </text:list>
            <text:list text:style-name="L1">
              <text:list-item>
                <text:p text:style-name="P5"><text:s/>These first generation tools had little or no support for C++</text:p>
              </text:list-item>
            </text:list>
            <text:list text:style-name="L1">
              <text:list-item>
                <text:p text:style-name="P5"><text:s/>Can't override virtual methods</text:p>
              </text:list-item>
            </text:list>
            <text:list text:style-name="L1">
              <text:list-item>
                <text:p text:style-name="P6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name="Title" draw:style-name="gr1" draw:text-style-name="P7" draw:layer="layout" svg:width="14.84cm" svg:height="1.675cm" svg:x="2.9cm" svg:y="0.47cm">
          <draw:text-box>
            <text:p text:style-name="P7">A Brief History of Bindings 2</text:p>
            <text:p text:style-name="P7"/>
          </draw:text-box>
        </draw:frame>
        <draw:frame draw:name="Top Box" draw:style-name="gr2" draw:layer="layout" svg:width="22.578cm" svg:height="0.423cm" svg:x="0.702cm" svg:y="3.081cm">
          <draw:image xlink:href="Pictures/10000000000003C000000012181DA534.png" xlink:type="simple" xlink:show="embed" xlink:actuate="onLoad">
            <text:p/>
          </draw:image>
        </draw:frame>
        <draw:frame draw:name="Middle Box" draw:style-name="gr2" draw:layer="layout" svg:width="22.578cm" svg:height="11.179cm" svg:x="0.709cm" svg:y="3.512cm">
          <draw:image xlink:href="Pictures/10000201000003C00000001EF6BD52F6.png" xlink:type="simple" xlink:show="embed" xlink:actuate="onLoad">
            <text:p/>
          </draw:image>
        </draw:frame>
        <draw:frame draw:name="Bottom Box" draw:style-name="gr2" draw:layer="layout" svg:width="22.578cm" svg:height="0.423cm" svg:x="0.702cm" svg:y="14.676cm">
          <draw:image xlink:href="Pictures/10000000000003C000000012EFB9EC5A.png" xlink:type="simple" xlink:show="embed" xlink:actuate="onLoad">
            <text:p/>
          </draw:image>
        </draw:frame>
        <draw:frame draw:name="Main Text" draw:style-name="gr3" draw:text-style-name="P7" draw:layer="layout" svg:width="22.021cm" svg:height="9.151cm" svg:x="0.85cm" svg:y="3.319cm">
          <draw:text-box>
            <text:list text:style-name="L1">
              <text:list-item>
                <text:p text:style-name="P8"><text:s/>A second generation of bindings tools designed for C++</text:p>
              </text:list-item>
            </text:list>
            <text:list text:style-name="L1">
              <text:list-item>
                <text:p text:style-name="P8"><text:s/>SIP (python)</text:p>
              </text:list-item>
            </text:list>
            <text:list text:style-name="L1">
              <text:list-item>
                <text:p text:style-name="P8"><text:s/>Smoke (language independent)</text:p>
              </text:list-item>
            </text:list>
            <text:list text:style-name="L1">
              <text:list-item>
                <text:p text:style-name="P8"><text:s/>Designed for C++ (and Qt) from ground up</text:p>
              </text:list-item>
            </text:list>
            <text:list text:style-name="L1">
              <text:list-item>
                <text:p text:style-name="P8"><text:s/>Create a subclass of each wrapped class</text:p>
              </text:list-item>
            </text:list>
            <text:list text:style-name="L1">
              <text:list-item>
                <text:p text:style-name="P8"><text:s/>Support for reimplementing virtual methods</text:p>
              </text:list-item>
            </text:list>
            <text:list text:style-name="L1">
              <text:list-item>
                <text:p text:style-name="P8"><text:s/>Support for signals and slots</text:p>
              </text:list-item>
            </text:list>
            <text:list text:style-name="L1">
              <text:list-item>
                <text:p text:style-name="P8"><text:s/>Support for inheritance</text:p>
              </text:list-item>
            </text:list>
            <text:list text:style-name="L1">
              <text:list-item>
                <text:p text:style-name="P7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name="Title" draw:style-name="gr1" draw:layer="layout" svg:width="14.84cm" svg:height="1.675cm" svg:x="2.9cm" svg:y="0.47cm">
          <draw:text-box>
            <text:p text:style-name="P1">KJSEmbed/Qt3</text:p>
            <text:p text:style-name="P1"/>
          </draw:text-box>
        </draw:frame>
        <draw:frame draw:name="Top Box" draw:style-name="gr2" draw:layer="layout" svg:width="22.578cm" svg:height="0.423cm" svg:x="0.702cm" svg:y="3.081cm">
          <draw:image xlink:href="Pictures/10000000000003C000000012181DA534.png" xlink:type="simple" xlink:show="embed" xlink:actuate="onLoad">
            <text:p/>
          </draw:image>
        </draw:frame>
        <draw:frame draw:name="Middle Box" draw:style-name="gr2" draw:layer="layout" svg:width="22.578cm" svg:height="11.179cm" svg:x="0.709cm" svg:y="3.512cm">
          <draw:image xlink:href="Pictures/10000201000003C00000001EF6BD52F6.png" xlink:type="simple" xlink:show="embed" xlink:actuate="onLoad">
            <text:p/>
          </draw:image>
        </draw:frame>
        <draw:frame draw:name="Bottom Box" draw:style-name="gr2" draw:layer="layout" svg:width="22.578cm" svg:height="0.423cm" svg:x="0.702cm" svg:y="14.676cm">
          <draw:image xlink:href="Pictures/10000000000003C000000012EFB9EC5A.png" xlink:type="simple" xlink:show="embed" xlink:actuate="onLoad">
            <text:p/>
          </draw:image>
        </draw:frame>
        <draw:frame draw:name="Main Text" draw:style-name="gr3" draw:layer="layout" svg:width="22.021cm" svg:height="5.947cm" svg:x="0.85cm" svg:y="3.319cm">
          <draw:text-box>
            <text:list text:style-name="L1">
              <text:list-item>
                <text:p text:style-name="P5"><text:s/>Falls somewhere between generations</text:p>
              </text:list-item>
            </text:list>
            <text:list text:style-name="L1">
              <text:list-item>
                <text:p text:style-name="P5"><text:s/>Intended only for scripting applications</text:p>
              </text:list-item>
            </text:list>
            <text:list text:style-name="L1">
              <text:list-item>
                <text:p text:style-name="P5"><text:s/>Not a full binding for C++ libraries</text:p>
              </text:list-item>
            </text:list>
            <text:list text:style-name="L1">
              <text:list-item>
                <text:p text:style-name="P5"><text:s/>Relies heavily on Qt features, not a general C++ solution</text:p>
              </text:list-item>
            </text:list>
            <text:list text:style-name="L1">
              <text:list-item>
                <text:p text:style-name="P5"><text:s/>Does not create a subclass of wrapped widgets</text:p>
              </text:list-item>
            </text:list>
            <text:list text:style-name="L1"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name="Title" draw:style-name="gr1" draw:layer="layout" svg:width="14.84cm" svg:height="1.675cm" svg:x="2.9cm" svg:y="0.47cm">
          <draw:text-box>
            <text:p text:style-name="P1">KJSEmbed/Qt3 Features</text:p>
            <text:p text:style-name="P1"/>
          </draw:text-box>
        </draw:frame>
        <draw:frame draw:name="Top Box" draw:style-name="gr2" draw:layer="layout" svg:width="22.578cm" svg:height="0.423cm" svg:x="0.702cm" svg:y="3.081cm">
          <draw:image xlink:href="Pictures/10000000000003C000000012181DA534.png" xlink:type="simple" xlink:show="embed" xlink:actuate="onLoad">
            <text:p/>
          </draw:image>
        </draw:frame>
        <draw:frame draw:name="Middle Box" draw:style-name="gr2" draw:layer="layout" svg:width="22.578cm" svg:height="11.179cm" svg:x="0.709cm" svg:y="3.512cm">
          <draw:image xlink:href="Pictures/10000201000003C00000001EF6BD52F6.png" xlink:type="simple" xlink:show="embed" xlink:actuate="onLoad">
            <text:p/>
          </draw:image>
        </draw:frame>
        <draw:frame draw:name="Bottom Box" draw:style-name="gr2" draw:layer="layout" svg:width="22.578cm" svg:height="0.423cm" svg:x="0.702cm" svg:y="14.676cm">
          <draw:image xlink:href="Pictures/10000000000003C000000012EFB9EC5A.png" xlink:type="simple" xlink:show="embed" xlink:actuate="onLoad">
            <text:p/>
          </draw:image>
        </draw:frame>
        <draw:frame draw:name="Main Text" draw:style-name="gr3" draw:text-style-name="P10" draw:layer="layout" svg:width="22.021cm" svg:height="9.507cm" svg:x="0.85cm" svg:y="3.319cm">
          <draw:text-box>
            <text:list text:style-name="L1">
              <text:list-item>
                <text:p text:style-name="P5"><text:s/>Full access to all properties defined by any QObject</text:p>
              </text:list-item>
            </text:list>
            <text:list text:style-name="L1">
              <text:list-item>
                <text:p text:style-name="P5"><text:s/>Access enums defined by QObjects</text:p>
              </text:list-item>
            </text:list>
            <text:list text:style-name="L1">
              <text:list-item>
                <text:p text:style-name="P5"><text:s/>Call any slot</text:p>
              </text:list-item>
            </text:list>
            <text:list text:style-name="L1">
              <text:list-item>
                <text:p text:style-name="P5"><text:s/>Access slot return values (yes, slots can have return values)</text:p>
              </text:list-item>
            </text:list>
            <text:list text:style-name="L1">
              <text:list-item>
                <text:p text:style-name="P5"><text:s/>Connect signals to javascript methods</text:p>
              </text:list-item>
            </text:list>
            <text:list text:style-name="L1">
              <text:list-item>
                <text:p text:style-name="P5"><text:s/>Reimplement event handlers from javascript</text:p>
              </text:list-item>
            </text:list>
            <text:list text:style-name="L1">
              <text:list-item>
                <text:p text:style-name="P5"><text:s/>Understands inheritance so you can access bindings of the baseclass</text:p>
              </text:list-item>
            </text:list>
            <text:list text:style-name="L1">
              <text:list-item>
                <text:p text:style-name="P5"><text:s/>Support for loading UI files from designer</text:p>
              </text:list-item>
            </text:list>
            <text:list text:style-name="L1">
              <text:list-item>
                <text:p text:style-name="P5"><text:s/>Support for loading KPar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name="Title" draw:style-name="gr1" draw:layer="layout" svg:width="14.84cm" svg:height="1.675cm" svg:x="2.9cm" svg:y="0.47cm">
          <draw:text-box>
            <text:p text:style-name="P1">KJSEmbed/Qt3 Features</text:p>
            <text:p text:style-name="P1"/>
          </draw:text-box>
        </draw:frame>
        <draw:frame draw:name="Top Box" draw:style-name="gr2" draw:layer="layout" svg:width="22.578cm" svg:height="0.423cm" svg:x="0.702cm" svg:y="3.081cm">
          <draw:image xlink:href="Pictures/10000000000003C000000012181DA534.png" xlink:type="simple" xlink:show="embed" xlink:actuate="onLoad">
            <text:p/>
          </draw:image>
        </draw:frame>
        <draw:frame draw:name="Middle Box" draw:style-name="gr2" draw:layer="layout" svg:width="22.578cm" svg:height="11.179cm" svg:x="0.709cm" svg:y="3.512cm">
          <draw:image xlink:href="Pictures/10000201000003C00000001EF6BD52F6.png" xlink:type="simple" xlink:show="embed" xlink:actuate="onLoad">
            <text:p/>
          </draw:image>
        </draw:frame>
        <draw:frame draw:name="Bottom Box" draw:style-name="gr2" draw:layer="layout" svg:width="22.578cm" svg:height="0.423cm" svg:x="0.702cm" svg:y="14.676cm">
          <draw:image xlink:href="Pictures/10000000000003C000000012EFB9EC5A.png" xlink:type="simple" xlink:show="embed" xlink:actuate="onLoad">
            <text:p/>
          </draw:image>
        </draw:frame>
        <draw:frame draw:name="Main Text" draw:style-name="gr3" draw:text-style-name="P10" draw:layer="layout" svg:width="22.021cm" svg:height="7.371cm" svg:x="0.85cm" svg:y="3.319cm">
          <draw:text-box>
            <text:list text:style-name="L1">
              <text:list-item>
                <text:p text:style-name="P5"><text:s/>All of the above you get free with any QObject, no binding effort required</text:p>
              </text:list-item>
            </text:list>
            <text:list text:style-name="L1">
              <text:list-item>
                <text:p text:style-name="P5"><text:s/>If you use Q_PROPERTY, Q_ENUMS and slots this is all free</text:p>
              </text:list-item>
            </text:list>
            <text:list text:style-name="L1">
              <text:list-item>
                <text:p text:style-name="P5"><text:s/>Also supports custom bindings for methods that are not slots</text:p>
              </text:list-item>
            </text:list>
            <text:list text:style-name="L1">
              <text:list-item>
                <text:p text:style-name="P5"><text:s/>Provides custom bindings for common non-QObjects</text:p>
              </text:list-item>
            </text:list>
            <text:list text:style-name="L1">
              <text:list-item>
                <text:p text:style-name="P5"><text:s/>Tool to generate custom bindings</text:p>
              </text:list-item>
            </text:list>
            <text:list text:style-name="L1">
              <text:list-item>
                <text:p text:style-name="P5"><text:s/>Many example scripts from a basic calculator to a basic browser</text:p>
              </text:list-item>
            </text:list>
            <text:list text:style-name="L1">
              <text:list-item>
                <text:p text:style-name="P5"><text:s/>Lots of reference document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name="Title" draw:style-name="gr1" draw:layer="layout" svg:width="14.84cm" svg:height="1.675cm" svg:x="2.9cm" svg:y="0.47cm">
          <draw:text-box>
            <text:p text:style-name="P1">KJSEmbed/Qt3 Implementation</text:p>
            <text:p text:style-name="P1"/>
          </draw:text-box>
        </draw:frame>
        <draw:frame draw:name="Top Box" draw:style-name="gr2" draw:layer="layout" svg:width="22.578cm" svg:height="0.423cm" svg:x="0.702cm" svg:y="3.081cm">
          <draw:image xlink:href="Pictures/10000000000003C000000012181DA534.png" xlink:type="simple" xlink:show="embed" xlink:actuate="onLoad">
            <text:p/>
          </draw:image>
        </draw:frame>
        <draw:frame draw:name="Middle Box" draw:style-name="gr2" draw:layer="layout" svg:width="22.578cm" svg:height="11.179cm" svg:x="0.709cm" svg:y="3.512cm">
          <draw:image xlink:href="Pictures/10000201000003C00000001EF6BD52F6.png" xlink:type="simple" xlink:show="embed" xlink:actuate="onLoad">
            <text:p/>
          </draw:image>
        </draw:frame>
        <draw:frame draw:name="Bottom Box" draw:style-name="gr2" draw:layer="layout" svg:width="22.578cm" svg:height="0.423cm" svg:x="0.702cm" svg:y="14.676cm">
          <draw:image xlink:href="Pictures/10000000000003C000000012EFB9EC5A.png" xlink:type="simple" xlink:show="embed" xlink:actuate="onLoad">
            <text:p/>
          </draw:image>
        </draw:frame>
        <draw:frame draw:name="Main Text" draw:style-name="gr3" draw:text-style-name="P10" draw:layer="layout" svg:width="22.021cm" svg:height="7.371cm" svg:x="0.85cm" svg:y="3.319cm">
          <draw:text-box>
            <text:list text:style-name="L1">
              <text:list-item>
                <text:p text:style-name="P5"><text:s/>Transparently converts basic types between javascript and C++</text:p>
              </text:list-item>
            </text:list>
            <text:list text:style-name="L1">
              <text:list-item>
                <text:p text:style-name="P5"><text:s/>Holds pointers as void *</text:p>
              </text:list-item>
            </text:list>
            <text:list text:style-name="L1">
              <text:list-item>
                <text:p text:style-name="P5"><text:s/>Tracks the type of the objects itself</text:p>
              </text:list-item>
            </text:list>
            <text:list text:style-name="L1">
              <text:list-item>
                <text:p text:style-name="P5"><text:s/>Casts back to the correct type on demand</text:p>
              </text:list-item>
            </text:list>
            <text:list text:style-name="L1">
              <text:list-item>
                <text:p text:style-name="P5"><text:s/>This leads to problems with multiple inheritance</text:p>
              </text:list-item>
            </text:list>
            <text:list text:style-name="L1">
              <text:list-item>
                <text:p text:style-name="P5"><text:s/>There are also some problems ensuring things are cleanly deleted</text:p>
              </text:list-item>
            </text:list>
            <text:list text:style-name="L1">
              <text:list-item>
                <text:p text:style-name="P5"><text:s/>Poor use of JS prototypes leading to unnecessary overhea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name="Title" draw:style-name="gr1" draw:layer="layout" svg:width="14.84cm" svg:height="1.675cm" svg:x="2.9cm" svg:y="0.47cm">
          <draw:text-box>
            <text:p text:style-name="P1">KJSEmbed/Qt3 Event Handling</text:p>
            <text:p text:style-name="P1"/>
          </draw:text-box>
        </draw:frame>
        <draw:frame draw:name="Top Box" draw:style-name="gr2" draw:layer="layout" svg:width="22.578cm" svg:height="0.423cm" svg:x="0.702cm" svg:y="3.081cm">
          <draw:image xlink:href="Pictures/10000000000003C000000012181DA534.png" xlink:type="simple" xlink:show="embed" xlink:actuate="onLoad">
            <text:p/>
          </draw:image>
        </draw:frame>
        <draw:frame draw:name="Middle Box" draw:style-name="gr2" draw:layer="layout" svg:width="22.578cm" svg:height="11.179cm" svg:x="0.709cm" svg:y="3.512cm">
          <draw:image xlink:href="Pictures/10000201000003C00000001EF6BD52F6.png" xlink:type="simple" xlink:show="embed" xlink:actuate="onLoad">
            <text:p/>
          </draw:image>
        </draw:frame>
        <draw:frame draw:name="Bottom Box" draw:style-name="gr2" draw:layer="layout" svg:width="22.578cm" svg:height="0.423cm" svg:x="0.702cm" svg:y="14.676cm">
          <draw:image xlink:href="Pictures/10000000000003C000000012EFB9EC5A.png" xlink:type="simple" xlink:show="embed" xlink:actuate="onLoad">
            <text:p/>
          </draw:image>
        </draw:frame>
        <draw:frame draw:name="Main Text" draw:style-name="gr3" draw:text-style-name="P10" draw:layer="layout" svg:width="22.021cm" svg:height="7.371cm" svg:x="0.85cm" svg:y="3.319cm">
          <draw:text-box>
            <text:list text:style-name="L1">
              <text:list-item>
                <text:p text:style-name="P5"><text:s/>Despite lacking support for virtuals you can reimplement event handlers</text:p>
              </text:list-item>
            </text:list>
            <text:list text:style-name="L1">
              <text:list-item>
                <text:p text:style-name="P5"><text:s/>Implemented using Qts event filters</text:p>
              </text:list-item>
            </text:list>
            <text:list text:style-name="L1">
              <text:list-item>
                <text:p text:style-name="P5"><text:s/>Detects when you assign to an event handler and installs the filter</text:p>
              </text:list-item>
            </text:list>
            <text:list text:style-name="L1">
              <text:list-item>
                <text:p text:style-name="P5"><text:s/>Uses a bitset to determine which events to filter</text:p>
              </text:list-item>
            </text:list>
            <text:list text:style-name="L1">
              <text:list-item>
                <text:p text:style-name="P5"><text:s/>Filtered events are passed to the javascript handler function</text:p>
              </text:list-item>
            </text:list>
            <text:list text:style-name="L1">
              <text:list-item>
                <text:p text:style-name="P5"><text:s/>Surprisingly fast – custom paint events work fine</text:p>
              </text:list-item>
            </text:list>
            <text:list text:style-name="L1">
              <text:list-item>
                <text:p text:style-name="P5"><text:s/>Lets us handle the most common case of virtual methods in Q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name="Title" draw:style-name="gr1" draw:layer="layout" svg:width="14.84cm" svg:height="1.675cm" svg:x="2.9cm" svg:y="0.47cm">
          <draw:text-box>
            <text:p text:style-name="P1">KJSEmbed Qt 3 -&gt; Qt4</text:p>
            <text:p text:style-name="P1"/>
          </draw:text-box>
        </draw:frame>
        <draw:frame draw:name="Top Box" draw:style-name="gr2" draw:layer="layout" svg:width="22.578cm" svg:height="0.423cm" svg:x="0.702cm" svg:y="3.081cm">
          <draw:image xlink:href="Pictures/10000000000003C000000012181DA534.png" xlink:type="simple" xlink:show="embed" xlink:actuate="onLoad">
            <text:p/>
          </draw:image>
        </draw:frame>
        <draw:frame draw:name="Middle Box" draw:style-name="gr2" draw:layer="layout" svg:width="22.578cm" svg:height="11.179cm" svg:x="0.709cm" svg:y="3.512cm">
          <draw:image xlink:href="Pictures/10000201000003C00000001EF6BD52F6.png" xlink:type="simple" xlink:show="embed" xlink:actuate="onLoad">
            <text:p/>
          </draw:image>
        </draw:frame>
        <draw:frame draw:name="Bottom Box" draw:style-name="gr2" draw:layer="layout" svg:width="22.578cm" svg:height="0.423cm" svg:x="0.702cm" svg:y="14.676cm">
          <draw:image xlink:href="Pictures/10000000000003C000000012EFB9EC5A.png" xlink:type="simple" xlink:show="embed" xlink:actuate="onLoad">
            <text:p/>
          </draw:image>
        </draw:frame>
        <draw:frame draw:name="Main Text" draw:style-name="gr3" draw:text-style-name="P10" draw:layer="layout" svg:width="22.021cm" svg:height="6.303cm" svg:x="0.85cm" svg:y="3.319cm">
          <draw:text-box>
            <text:list text:style-name="L1">
              <text:list-item>
                <text:p text:style-name="P5"><text:s/>Attempt to keep the good parts of Qt 3 implementation but fix the problems</text:p>
              </text:list-item>
            </text:list>
            <text:list text:style-name="L1">
              <text:list-item>
                <text:p text:style-name="P5"><text:s/>Same design goals as Qt 3</text:p>
              </text:list-item>
            </text:list>
            <text:list text:style-name="L1">
              <text:list-item>
                <text:p text:style-name="P5"><text:s/>Make embedding the interpreter as easy as possible</text:p>
              </text:list-item>
            </text:list>
            <text:list text:style-name="L1">
              <text:list-item>
                <text:p text:style-name="P5"><text:s/>Keep things that worked well</text:p>
              </text:list-item>
            </text:list>
            <text:list text:style-name="L1">
              <text:list-item>
                <text:p text:style-name="P5"><text:s/>Try to make as much use of the QMetaObject as possible</text:p>
              </text:list-item>
            </text:list>
            <text:list text:style-name="L1">
              <text:list-item>
                <text:p text:style-name="P5"><text:s/>Keep the event handling mechanism as befo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name="Title" draw:style-name="gr1" draw:text-style-name="P7" draw:layer="layout" svg:width="14.84cm" svg:height="1.675cm" svg:x="2.9cm" svg:y="0.47cm">
          <draw:text-box>
            <text:p text:style-name="P7">KJSEmbed/Qt4 Implementation</text:p>
            <text:p text:style-name="P7"/>
          </draw:text-box>
        </draw:frame>
        <draw:frame draw:name="Top Box" draw:style-name="gr2" draw:layer="layout" svg:width="22.578cm" svg:height="0.423cm" svg:x="0.702cm" svg:y="3.081cm">
          <draw:image xlink:href="Pictures/10000000000003C000000012181DA534.png" xlink:type="simple" xlink:show="embed" xlink:actuate="onLoad">
            <text:p/>
          </draw:image>
        </draw:frame>
        <draw:frame draw:name="Middle Box" draw:style-name="gr2" draw:layer="layout" svg:width="22.578cm" svg:height="11.179cm" svg:x="0.709cm" svg:y="3.512cm">
          <draw:image xlink:href="Pictures/10000201000003C00000001EF6BD52F6.png" xlink:type="simple" xlink:show="embed" xlink:actuate="onLoad">
            <text:p/>
          </draw:image>
        </draw:frame>
        <draw:frame draw:name="Bottom Box" draw:style-name="gr2" draw:layer="layout" svg:width="22.578cm" svg:height="0.423cm" svg:x="0.702cm" svg:y="14.676cm">
          <draw:image xlink:href="Pictures/10000000000003C000000012EFB9EC5A.png" xlink:type="simple" xlink:show="embed" xlink:actuate="onLoad">
            <text:p/>
          </draw:image>
        </draw:frame>
        <draw:frame draw:name="Main Text" draw:style-name="gr3" draw:text-style-name="P8" draw:layer="layout" svg:width="22.021cm" svg:height="7.371cm" svg:x="0.85cm" svg:y="3.319cm">
          <draw:text-box>
            <text:list text:style-name="L1">
              <text:list-item>
                <text:p text:style-name="P8"><text:s/>Heavily template based</text:p>
              </text:list-item>
            </text:list>
            <text:list text:style-name="L1">
              <text:list-item>
                <text:p text:style-name="P8"><text:s/>Templates retain the real type information</text:p>
              </text:list-item>
            </text:list>
            <text:list text:style-name="L1">
              <text:list-item>
                <text:p text:style-name="P8"><text:s/>Uses template specialisation for types like QObject</text:p>
              </text:list-item>
            </text:list>
            <text:list text:style-name="L1">
              <text:list-item>
                <text:p text:style-name="P8"><text:s/>Retaining type information avoids multiple inheritance problem</text:p>
              </text:list-item>
            </text:list>
            <text:list text:style-name="L1">
              <text:list-item>
                <text:p text:style-name="P8"><text:s/>Lots of effort to ensure that startup is very fast</text:p>
              </text:list-item>
            </text:list>
            <text:list text:style-name="L1">
              <text:list-item>
                <text:p text:style-name="P8"><text:s/>Most of the features of the Qt 3 version are already implemented</text:p>
              </text:list-item>
            </text:list>
            <text:list text:style-name="L1">
              <text:list-item>
                <text:p text:style-name="P8"><text:s/>Simple scripts port with minimal chang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draw:name="Title" draw:style-name="gr1" draw:layer="layout" svg:width="14.84cm" svg:height="1.675cm" svg:x="2.9cm" svg:y="0.47cm">
          <draw:text-box>
            <text:p text:style-name="P1">KJSEmbed/Qt4 Work In Progress</text:p>
            <text:p text:style-name="P1"/>
          </draw:text-box>
        </draw:frame>
        <draw:frame draw:name="Top Box" draw:style-name="gr2" draw:layer="layout" svg:width="22.578cm" svg:height="0.423cm" svg:x="0.702cm" svg:y="3.081cm">
          <draw:image xlink:href="Pictures/10000000000003C000000012181DA534.png" xlink:type="simple" xlink:show="embed" xlink:actuate="onLoad">
            <text:p/>
          </draw:image>
        </draw:frame>
        <draw:frame draw:name="Middle Box" draw:style-name="gr2" draw:layer="layout" svg:width="22.578cm" svg:height="11.179cm" svg:x="0.709cm" svg:y="3.512cm">
          <draw:image xlink:href="Pictures/10000201000003C00000001EF6BD52F6.png" xlink:type="simple" xlink:show="embed" xlink:actuate="onLoad">
            <text:p/>
          </draw:image>
        </draw:frame>
        <draw:frame draw:name="Bottom Box" draw:style-name="gr2" draw:layer="layout" svg:width="22.578cm" svg:height="0.423cm" svg:x="0.702cm" svg:y="14.676cm">
          <draw:image xlink:href="Pictures/10000000000003C000000012EFB9EC5A.png" xlink:type="simple" xlink:show="embed" xlink:actuate="onLoad">
            <text:p/>
          </draw:image>
        </draw:frame>
        <draw:frame draw:name="Main Text" draw:style-name="gr3" draw:text-style-name="P10" draw:layer="layout" svg:width="22.021cm" svg:height="9.507cm" svg:x="0.85cm" svg:y="3.319cm">
          <draw:text-box>
            <text:list text:style-name="L1">
              <text:list-item>
                <text:p text:style-name="P5"><text:s/>Plasma integration</text:p>
              </text:list-item>
            </text:list>
            <text:list text:style-name="L1">
              <text:list-item>
                <text:p text:style-name="P5"><text:s/>Getting people to use the code!</text:p>
              </text:list-item>
            </text:list>
            <text:list text:style-name="L1">
              <text:list-item>
                <text:p text:style-name="P5"><text:s/>Ability to load custom bindings on demand</text:p>
              </text:list-item>
            </text:list>
            <text:list text:style-name="L1">
              <text:list-item>
                <text:p text:style-name="P5"><text:s/>Isolate the user from direct interaction with KJS</text:p>
              </text:list-item>
            </text:list>
            <text:list text:style-name="L1">
              <text:list-item>
                <text:p text:style-name="P5"><text:s/>New automatic binding generator</text:p>
              </text:list-item>
            </text:list>
            <text:list text:style-name="L1">
              <text:list-item>
                <text:p text:style-name="P5"><text:s/>Adding a standard library of utility functions</text:p>
              </text:list-item>
            </text:list>
            <text:list text:style-name="L1">
              <text:list-item>
                <text:p text:style-name="P5"><text:s/>Improving documentation</text:p>
              </text:list-item>
            </text:list>
            <text:list text:style-name="L1">
              <text:list-item>
                <text:p text:style-name="P5"><text:s/>Creating some real world examples</text:p>
              </text:list-item>
            </text:list>
            <text:list text:style-name="L1">
              <text:list-item>
                <text:p text:style-name="P5"><text:s/>Considering the relationship with QSA 2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draw:name="Title" draw:style-name="gr1" draw:layer="layout" svg:width="14.84cm" svg:height="1.675cm" svg:x="2.9cm" svg:y="0.47cm">
          <draw:text-box>
            <text:p text:style-name="P1">Questions</text:p>
            <text:p text:style-name="P1"/>
          </draw:text-box>
        </draw:frame>
        <draw:frame draw:name="Top Box" draw:style-name="gr2" draw:layer="layout" svg:width="22.578cm" svg:height="0.423cm" svg:x="0.702cm" svg:y="3.081cm">
          <draw:image xlink:href="Pictures/10000000000003C000000012181DA534.png" xlink:type="simple" xlink:show="embed" xlink:actuate="onLoad">
            <text:p/>
          </draw:image>
        </draw:frame>
        <draw:frame draw:name="Middle Box" draw:style-name="gr2" draw:layer="layout" svg:width="22.578cm" svg:height="11.179cm" svg:x="0.709cm" svg:y="3.512cm">
          <draw:image xlink:href="Pictures/10000201000003C00000001EF6BD52F6.png" xlink:type="simple" xlink:show="embed" xlink:actuate="onLoad">
            <text:p/>
          </draw:image>
        </draw:frame>
        <draw:frame draw:name="Bottom Box" draw:style-name="gr2" draw:layer="layout" svg:width="22.578cm" svg:height="0.423cm" svg:x="0.702cm" svg:y="14.676cm">
          <draw:image xlink:href="Pictures/10000000000003C000000012EFB9EC5A.png" xlink:type="simple" xlink:show="embed" xlink:actuate="onLoad">
            <text:p/>
          </draw:image>
        </draw:frame>
        <draw:frame draw:name="Main Text" draw:style-name="gr3" draw:text-style-name="P11" draw:layer="layout" svg:width="22.021cm" svg:height="0.963cm" svg:x="0.85cm" svg:y="3.319cm">
          <draw:text-box>
            <text:p text:style-name="P6"/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force-manual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picture1" xlink:href="Pictures/1000020100000400000003001070961E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bitmap" draw:fill-image-name="picture1" style:repeat="stretch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3.989cm" fo:page-height="17.992cm" style:print-orientation="portrait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picture1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svg:stroke-width="0.035cm" svg:stroke-color="#206970" draw:fill="none" draw:textarea-vertical-align="top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 style:writing-mode="lr-tb"/>
    </style:style>
    <style:style style:name="T1" style:family="text">
      <style:text-properties fo:font-size="2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ber&gt;</text:page-number></text:p>
        </draw:text-box>
      </draw:frame>
    </style:handout-master>
    <style:master-page style:name="Standard" style:page-layout-name="PM1" draw:style-name="dp1">
      <draw:frame draw:name="Other Info" draw:style-name="gr3" draw:layer="backgroundobjects" svg:width="18.226cm" svg:height="1.055cm" svg:x="5.465cm" svg:y="16.839cm">
        <draw:text-box>
          <text:p text:style-name="P3"><text:span text:style-name="T1">September 24th 2006, aKademy</text:span></text:p>
        </draw:text-box>
      </draw:frame>
      <draw:frame presentation:style-name="Standard-title" draw:layer="backgroundobjects" svg:width="21.589cm" svg:height="3.003cm" svg:x="1.199cm" svg:y="0.717cm" presentation:class="title" presentation:placeholder="true">
        <draw:text-box/>
      </draw:frame>
      <draw:frame presentation:style-name="Standard-outline1" draw:layer="backgroundobjects" svg:width="21.589cm" svg:height="11.873cm" svg:x="1.199cm" svg:y="4.21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1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1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2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2" draw:text-style-name="P2" draw:layer="backgroundobjects" svg:width="9.113cm" svg:height="1.484cm" svg:x="11.886cm" svg:y="28.215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Richard Moore</meta:initial-creator>
    <meta:creation-date>2006-09-16T22:11:31</meta:creation-date>
    <dc:creator>Richard Moore</dc:creator>
    <dc:date>2006-09-24T10:23:47</dc:date>
    <dc:language>en-US</dc:language>
    <meta:editing-cycles>33</meta:editing-cycles>
    <meta:editing-duration>PT2H13M25S</meta:editing-duration>
    <meta:user-defined meta:name="Info 1"/>
    <meta:user-defined meta:name="Info 2"/>
    <meta:user-defined meta:name="Info 3"/>
    <meta:user-defined meta:name="Info 4"/>
    <meta:document-statistic meta:object-count="110"/>
  </office:meta>
</office:document-meta>
</file>